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dregnings eksemp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navn</text:p>
          </table:table-cell>
          <table:table-cell/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Efternavn</text:p>
          </table:table-cell>
          <table:table-cell/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Kreditværdighed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ånebeløb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engangsbeløb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ank rentesats i procent</text:p>
          </table:table-cell>
          <table:table-cell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øbetid i mdr.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art måne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rente sats i procent</text:p>
          </table:table-cell>
          <table:table-cell/>
          <table:table-cell table:style-name="ce1" table:formula="of:=[.C8]+1+1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fdrag</text:p>
          </table:table-cell>
          <table:table-cell/>
          <table:table-cell table:formula="of:=([.C6]-[.C7])/[.C9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ydelse</text:p>
          </table:table-cell>
          <table:table-cell/>
          <table:table-cell table:style-name="ce1" table:formula="of:=[.C15]+[.C15]*[.C14]/100" office:value-type="float" office:value="2220" calcext:value-type="float">
            <text:p>2220</text:p>
          </table:table-cell>
        </table:table-row>
        <table:table-row table:style-name="ro1">
          <table:table-cell table:number-columns-repeated="2"/>
          <table:table-cell table:formula="of:=[.C16]*[.C9]" office:value-type="float" office:value="88800" calcext:value-type="float">
            <text:p>88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03:10.137000000</meta:creation-date>
    <dc:date>2015-05-11T12:44:23.748000000</dc:date>
    <meta:editing-duration>PT2M4S</meta:editing-duration>
    <meta:editing-cycles>1</meta:editing-cycles>
    <meta:document-statistic meta:table-count="1" meta:cell-count="25" meta:object-count="0"/>
    <meta:generator>LibreOffice/4.4.2.2$Windows_x86 LibreOffice_project/c4c7d32d0d49397cad38d62472b0bc8acff48dd6</meta:generator>
  </office:meta>
</office:document-meta>
</file>